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style:font-name="Ubuntu Mono"/>
    </style:style>
    <style:style style:name="P34" style:family="paragraph" style:parent-style-name="code">
      <style:text-properties fo:color="#4b1f6f" style:font-name="Ubuntu Mono" fo:language="en" fo:country="GB"/>
    </style:style>
    <style:style style:name="P35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6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Etape">
      <style:text-properties style:font-name="Ubuntu" fo:language="en" fo:country="GB"/>
    </style:style>
    <style:style style:name="P38" style:family="paragraph" style:parent-style-name="Preformatted_20_Text">
      <style:text-properties style:font-name="Ubuntu" fo:language="en" fo:country="GB"/>
    </style:style>
    <style:style style:name="P39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40" style:family="paragraph" style:parent-style-name="Standard">
      <style:text-properties style:font-name="Ubuntu" fo:language="en" fo:country="GB"/>
    </style:style>
    <style:style style:name="P41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6"/>
      <text:p text:style-name="P35">Requirements</text:p>
      <text:p text:style-name="P35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8184958991" text:style-name="L1">
        <text:list-item>
          <text:p text:style-name="P41">Time zone : <text:span text:style-name="T4">UTC</text:span></text:p>
        </text:list-item>
        <text:list-item>
          <text:p text:style-name="P41">Hostname : <text:span text:style-name="T4">essex-1</text:span></text:p>
        </text:list-item>
        <text:list-item>
          <text:p text:style-name="P41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34">auto eth1<text:line-break/>iface eth1 inet manual</text:p>
      <text:p text:style-name="P33">up ifconfig eth1 up</text:p>
      <text:p text:style-name="P17"/>
      <text:p text:style-name="P17"/>
      <text:p text:style-name="P17"/>
      <text:p text:style-name="P3"><text:soft-page-break/>Restart the service :</text:p>
      <text:p text:style-name="P17"/>
      <text:p text:style-name="P18">/etc/init.d/networking restart</text:p>
      <text:p text:style-name="P10"/>
      <text:p text:style-name="P23"><text:span text:style-name="T14">Assumption : two NIC, </text:span><text:span text:style-name="T15">eth0</text:span><text:span text:style-name="T14"> for public network and </text:span><text:span text:style-name="T15">eth1</text:span><text:span text:style-name="T14"> used by Open-vSwitch for bridging (private network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localhost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9">We can add Ubuntu 12.04 LTS Cloud image in the index :</text:p>
      <text:p text:style-name="P38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6">Quantum is a new project in OpenStack, and is in “<text:span text:style-name="T10">incubation</text:span>” for Essex. In the future (<text:span text:style-name="T10">Folsom</text:span>), it will be a core project.</text:p>
      <text:p text:style-name="P26"/>
      <text:p text:style-name="P26">N.B. : Quantum is “<text:span text:style-name="T10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>We can now create a private network :</text:p>
      <text:p text:style-name="P10"><text:soft-page-break/></text:p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197661961" text:continue-numbering="true" text:style-name="L1">
        <text:list-item>
          <text:p text:style-name="P41">Time zone : <text:span text:style-name="T4">UTC</text:span></text:p>
        </text:list-item>
        <text:list-item>
          <text:p text:style-name="P41">Hostname : <text:span text:style-name="T4">essex-2</text:span></text:p>
        </text:list-item>
        <text:list-item>
          <text:p text:style-name="P41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4">auto eth1<text:line-break/>iface eth1 inet manual</text:p>
      <text:p text:style-name="P34">up ifconfig eth1 up</text:p>
      <text:p text:style-name="P34"/>
      <text:p text:style-name="P3">Restart the service :</text:p>
      <text:p text:style-name="P17"/>
      <text:p text:style-name="P18">/etc/init.d/networking restart</text:p>
      <text:p text:style-name="P10"/>
      <text:p text:style-name="P19"><text:soft-page-break/>Assumption : two NIC, <text:span text:style-name="T4">eth0</text:span> for public network and <text:span text:style-name="T4">eth1</text:span> used by Open-vSwitch for bridging (private network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Etape"><text:soft-page-break/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Etape">Open-vSwitch &amp; Quantum-agent</text:p>
      <text:p text:style-name="P37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><text:soft-page-break/></text:p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1">admin</text:span> / <text:span text:style-name="T11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0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13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07T15:56:49</dc:date>
    <dc:creator>My1 </dc:creator>
    <meta:editing-duration>PT7H7M23S</meta:editing-duration>
    <meta:editing-cycles>315</meta:editing-cycles>
    <meta:document-statistic meta:table-count="0" meta:image-count="4" meta:object-count="0" meta:page-count="20" meta:paragraph-count="331" meta:word-count="1578" meta:character-count="12702" meta:non-whitespace-character-count="11272"/>
  </office:meta>
</office:document-meta>
</file>